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none" draw:stroke="solid" svg:stroke-width="0.02083in" svg:stroke-color="#156082" draw:marker-end="a444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2083in" svg:stroke-color="#156082" draw:marker-end="a495" svg:stroke-opacity="100%" draw:stroke-linejoin="miter" svg:stroke-linecap="butt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2083in" svg:stroke-color="#156082" draw:marker-end="a497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draw:fill="none" draw:stroke="solid" svg:stroke-width="0.02083in" svg:stroke-color="#156082" draw:marker-end="a454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2083in" svg:stroke-color="#156082" draw:marker-end="a464" svg:stroke-opacity="100%" draw:stroke-linejoin="miter" svg:stroke-linecap="but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2083in" svg:stroke-color="#156082" draw:marker-end="a422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draw:fill="none" draw:stroke="solid" svg:stroke-width="0.02083in" svg:stroke-color="#156082" draw:marker-end="a475" svg:stroke-opacity="100%" draw:stroke-linejoin="miter" svg:stroke-linecap="butt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2083in" svg:stroke-color="#156082" draw:marker-end="a433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2083in" svg:stroke-color="#156082" draw:marker-end="a485" svg:stroke-opacity="100%" draw:stroke-linejoin="miter" svg:stroke-linecap="butt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solid" svg:stroke-width="0.02083in" svg:stroke-color="#156082" draw:marker-end="a396" svg:stroke-opacity="100%" draw:stroke-linejoin="miter" svg:stroke-linecap="butt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7-blank-Blank" presentation:presentation-page-layout-name="Master1-PPL7" draw:id="Slide-257">
        <draw:custom-shape svg:x="1.22785in" svg:y="0.70886in" svg:width="1.20253in" svg:height="0.73418in" draw:id="id65" draw:style-name="a387" draw:name="Rectangle 1">
          <svg:title/>
          <svg:desc/>
          <text:p text:style-name="a386" text:class-names="" text:cond-style-name=""><text:span text:style-name="a384" text:class-names="">immobilionscout24.at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6667in" svg:y="0.70886in" svg:width="1.20253in" svg:height="0.73418in" draw:id="id66" draw:style-name="a391" draw:name="Rectangle 2">
          <svg:title/>
          <svg:desc/>
          <text:p text:style-name="a390" text:class-names="" text:cond-style-name=""><text:span text:style-name="a388" text:class-names="">Statistik Austria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0548in" svg:y="0.70886in" svg:width="1.20253in" svg:height="0.73418in" draw:id="id67" draw:style-name="a395" draw:name="Rectangle 3">
          <svg:title/>
          <svg:desc/>
          <text:p text:style-name="a394" text:class-names="" text:cond-style-name=""><text:span text:style-name="a392" text:class-names="">Eurostat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2911in" svg:y1="1.44304in" draw:start-shape="id65" draw:start-glue-point="2" svg:x2="1.82911in" svg:y2="1.99348in" draw:end-shape="id68" draw:end-glue-point="0" draw:id="id69" draw:style-name="a397" draw:name="Straight Arrow Connector 5">
          <svg:title/>
          <svg:desc/>
        </draw:connector>
        <draw:custom-shape svg:x="1.29033in" svg:y="1.99348in" svg:width="1.07757in" svg:height="0.61252in" draw:id="id68" draw:style-name="a401" draw:name="Oval 6">
          <svg:title/>
          <svg:desc/>
          <text:p text:style-name="a400" text:class-names="" text:cond-style-name=""><text:span text:style-name="a398" text:class-names="">prices.csv</text:span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0" draw:style-name="a405" draw:name="TextBox 7" svg:x="2.02755in" svg:y="1.58585in" svg:width="1.30968in" svg:height="0.33659in">
          <draw:text-box>
            <text:p text:style-name="a404" text:class-names="" text:cond-style-name=""><text:span text:style-name="a402" text:class-names="">Webscraping</text:span><text:span text:style-name="a403" text:class-names=""/></text:p>
          </draw:text-box>
          <svg:title/>
          <svg:desc/>
        </draw:frame>
        <draw:frame draw:id="id71" draw:style-name="a409" draw:name="TextBox 8" svg:x="1.02532in" svg:y="0.30495in" svg:width="1.76127in" svg:height="0.37025in">
          <draw:text-box>
            <text:p text:style-name="a408" text:class-names="" text:cond-style-name=""><text:span text:style-name="a406" text:class-names="">Kaufpreise 2024</text:span><text:span text:style-name="a407" text:class-names=""/></text:p>
          </draw:text-box>
          <svg:title/>
          <svg:desc/>
        </draw:frame>
        <draw:frame draw:id="id72" draw:style-name="a413" draw:name="TextBox 9" svg:x="5.61031in" svg:y="0.30495in" svg:width="2.31524in" svg:height="0.37025in">
          <draw:text-box>
            <text:p text:style-name="a412" text:class-names="" text:cond-style-name=""><text:span text:style-name="a410" text:class-names="">Kaufpreise 2015-2022</text:span><text:span text:style-name="a411" text:class-names=""/></text:p>
          </draw:text-box>
          <svg:title/>
          <svg:desc/>
        </draw:frame>
        <draw:frame draw:id="id73" draw:style-name="a417" draw:name="TextBox 10" svg:x="10.38952in" svg:y="0.32135in" svg:width="2.94382in" svg:height="0.37025in">
          <draw:text-box>
            <text:p text:style-name="a416" text:class-names="" text:cond-style-name=""><text:span text:style-name="a414" text:class-names="">Einwohnerzahlen 2015-2023</text:span><text:span text:style-name="a415" text:class-names=""/></text:p>
          </draw:text-box>
          <svg:title/>
          <svg:desc/>
        </draw:frame>
        <draw:custom-shape svg:x="1.22785in" svg:y="3.00415in" svg:width="1.20988in" svg:height="0.64444in" draw:id="id74" draw:style-name="a421" draw:name="Rectangle: Rounded Corners 11">
          <svg:title/>
          <svg:desc/>
          <text:p text:style-name="a420" text:class-names="" text:cond-style-name=""><text:span text:style-name="a418" text:class-names="">Dataframe<text:line-break/>(Pandas)</text:span><text:span text:style-name="a4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.82911in" svg:y1="2.606in" draw:start-shape="id68" draw:start-glue-point="2" svg:x2="1.83279in" svg:y2="3.00415in" draw:end-shape="id74" draw:end-glue-point="0" draw:id="id75" draw:style-name="a423" draw:name="Straight Arrow Connector 12">
          <svg:title/>
          <svg:desc/>
        </draw:connector>
        <draw:frame draw:id="id76" draw:style-name="a428" draw:name="TextBox 15" svg:x="1.99587in" svg:y="2.6583in" svg:width="1.14377in" svg:height="0.33659in">
          <draw:text-box>
            <text:p text:style-name="a427" text:class-names="" text:cond-style-name=""><text:span text:style-name="a424" text:class-names="">Import .</text:span><text:span text:style-name="a425" text:class-names="">csv</text:span><text:span text:style-name="a426" text:class-names=""/></text:p>
          </draw:text-box>
          <svg:title/>
          <svg:desc/>
        </draw:frame>
        <draw:custom-shape svg:x="1.22899in" svg:y="4.04676in" svg:width="1.20988in" svg:height="0.64444in" draw:id="id77" draw:style-name="a432" draw:name="Rectangle: Rounded Corners 16">
          <svg:title/>
          <svg:desc/>
          <text:p text:style-name="a431" text:class-names="" text:cond-style-name=""><text:span text:style-name="a429" text:class-names="">Kafka Topic</text:span><text:span text:style-name="a4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.83279in" svg:y1="3.6486in" draw:start-shape="id74" draw:start-glue-point="2" svg:x2="1.83393in" svg:y2="4.04676in" draw:end-shape="id77" draw:end-glue-point="0" draw:id="id78" draw:style-name="a434" draw:name="Straight Arrow Connector 17">
          <svg:title/>
          <svg:desc/>
        </draw:connector>
        <draw:frame draw:id="id79" draw:style-name="a438" draw:name="TextBox 20" svg:x="1.99587in" svg:y="3.7249in" svg:width="0.97751in" svg:height="0.33659in">
          <draw:text-box>
            <text:p text:style-name="a437" text:class-names="" text:cond-style-name=""><text:span text:style-name="a435" text:class-names="">Producer</text:span><text:span text:style-name="a436" text:class-names=""/></text:p>
          </draw:text-box>
          <svg:title/>
          <svg:desc/>
        </draw:frame>
        <draw:custom-shape svg:x="1.22785in" svg:y="5.30529in" svg:width="1.20988in" svg:height="0.64444in" draw:id="id80" draw:style-name="a443" draw:name="Rectangle: Rounded Corners 21">
          <svg:title/>
          <svg:desc/>
          <text:p text:style-name="a442" text:class-names="" text:cond-style-name=""><text:span text:style-name="a439" text:class-names="">Spar</text:span><text:span text:style-name="a440" text:class-names="">k</text:span><text:span text:style-name="a4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.83393in" svg:y1="4.6912in" draw:start-shape="id77" draw:start-glue-point="2" svg:x2="1.83279in" svg:y2="5.30529in" draw:end-shape="id80" draw:end-glue-point="0" draw:id="id81" draw:style-name="a445" draw:name="Straight Arrow Connector 22">
          <svg:title/>
          <svg:desc/>
        </draw:connector>
        <draw:frame draw:id="id82" draw:style-name="a449" draw:name="TextBox 27" svg:x="2.04016in" svg:y="4.7915in" svg:width="1.86645in" svg:height="0.33659in">
          <draw:text-box>
            <text:p text:style-name="a448" text:class-names="" text:cond-style-name=""><text:span text:style-name="a446" text:class-names="">Consumer (Stream)</text:span><text:span text:style-name="a447" text:class-names=""/></text:p>
          </draw:text-box>
          <svg:title/>
          <svg:desc/>
        </draw:frame>
        <draw:custom-shape svg:x="1.2205in" svg:y="6.37711in" svg:width="1.20988in" svg:height="0.64444in" draw:id="id83" draw:style-name="a453" draw:name="Rectangle: Rounded Corners 35">
          <svg:title/>
          <svg:desc/>
          <text:p text:style-name="a452" text:class-names="" text:cond-style-name=""><text:span text:style-name="a450" text:class-names="">Dataframe (Pandas)</text:span><text:span text:style-name="a4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.83279in" svg:y1="5.94973in" draw:start-shape="id80" draw:start-glue-point="2" svg:x2="1.82544in" svg:y2="6.37711in" draw:end-shape="id83" draw:end-glue-point="0" draw:id="id84" draw:style-name="a455" draw:name="Straight Arrow Connector 36">
          <svg:title/>
          <svg:desc/>
        </draw:connector>
        <draw:frame draw:id="id85" draw:style-name="a459" draw:name="TextBox 40" svg:x="2.10944in" svg:y="5.92257in" svg:width="0.99869in" svg:height="0.33659in">
          <draw:text-box>
            <text:p text:style-name="a458" text:class-names="" text:cond-style-name=""><text:span text:style-name="a456" text:class-names="">Spark.sql</text:span><text:span text:style-name="a457" text:class-names=""/></text:p>
          </draw:text-box>
          <svg:title/>
          <svg:desc/>
        </draw:frame>
        <draw:custom-shape svg:x="6.16667in" svg:y="1.92244in" svg:width="1.20988in" svg:height="0.64444in" draw:id="id86" draw:style-name="a463" draw:name="Rectangle: Rounded Corners 41">
          <svg:title/>
          <svg:desc/>
          <text:p text:style-name="a462" text:class-names="" text:cond-style-name=""><text:span text:style-name="a460" text:class-names="">Dataframe<text:line-break/>(Pandas)</text:span><text:span text:style-name="a4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6.76793in" svg:y1="1.44304in" draw:start-shape="id66" draw:start-glue-point="2" svg:x2="6.77161in" svg:y2="1.92244in" draw:end-shape="id86" draw:end-glue-point="0" draw:id="id87" draw:style-name="a465" draw:name="Straight Arrow Connector 42">
          <svg:title/>
          <svg:desc/>
        </draw:connector>
        <draw:frame draw:id="id88" draw:style-name="a470" draw:name="TextBox 45" svg:x="6.98685in" svg:y="1.54996in" svg:width="1.17245in" svg:height="0.33659in">
          <draw:text-box>
            <text:p text:style-name="a469" text:class-names="" text:cond-style-name=""><text:span text:style-name="a466" text:class-names="">Import .</text:span><text:span text:style-name="a467" text:class-names="">ods</text:span><text:span text:style-name="a468" text:class-names=""/></text:p>
          </draw:text-box>
          <svg:title/>
          <svg:desc/>
        </draw:frame>
        <draw:custom-shape svg:x="11.10181in" svg:y="1.99348in" svg:width="1.20988in" svg:height="0.64444in" draw:id="id89" draw:style-name="a474" draw:name="Rectangle: Rounded Corners 46">
          <svg:title/>
          <svg:desc/>
          <text:p text:style-name="a473" text:class-names="" text:cond-style-name=""><text:span text:style-name="a471" text:class-names="">JSON</text:span><text:span text:style-name="a4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1.70675in" svg:y1="1.44304in" draw:start-shape="id67" draw:start-glue-point="2" svg:x2="11.70675in" svg:y2="1.99348in" draw:end-shape="id89" draw:end-glue-point="0" draw:id="id90" draw:style-name="a476" draw:name="Straight Arrow Connector 47">
          <svg:title/>
          <svg:desc/>
        </draw:connector>
        <draw:frame draw:id="id91" draw:style-name="a480" draw:name="TextBox 50" svg:x="11.86142in" svg:y="1.58585in" svg:width="0.48244in" svg:height="0.33659in">
          <draw:text-box>
            <text:p text:style-name="a479" text:class-names="" text:cond-style-name=""><text:span text:style-name="a477" text:class-names="">API</text:span><text:span text:style-name="a478" text:class-names=""/></text:p>
          </draw:text-box>
          <svg:title/>
          <svg:desc/>
        </draw:frame>
        <draw:custom-shape svg:x="11.09813in" svg:y="3.11401in" svg:width="1.20988in" svg:height="0.64444in" draw:id="id92" draw:style-name="a484" draw:name="Rectangle: Rounded Corners 51">
          <svg:title/>
          <svg:desc/>
          <text:p text:style-name="a483" text:class-names="" text:cond-style-name=""><text:span text:style-name="a481" text:class-names="">Dataframe<text:line-break/>(Pandas)</text:span><text:span text:style-name="a4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1.70675in" svg:y1="2.63792in" draw:start-shape="id89" draw:start-glue-point="2" svg:x2="11.70308in" svg:y2="3.11401in" draw:end-shape="id92" draw:end-glue-point="0" draw:id="id93" draw:style-name="a486" draw:name="Straight Arrow Connector 52">
          <svg:title/>
          <svg:desc/>
        </draw:connector>
        <draw:frame draw:id="id94" draw:style-name="a490" draw:name="TextBox 55" svg:x="11.92255in" svg:y="2.70767in" svg:width="0.8407in" svg:height="0.33659in">
          <draw:text-box>
            <text:p text:style-name="a489" text:class-names="" text:cond-style-name=""><text:span text:style-name="a487" text:class-names="">convert</text:span><text:span text:style-name="a488" text:class-names=""/></text:p>
          </draw:text-box>
          <svg:title/>
          <svg:desc/>
        </draw:frame>
        <draw:custom-shape svg:x="9.36852in" svg:y="6.37711in" svg:width="1.20988in" svg:height="0.64444in" draw:id="id95" draw:style-name="a494" draw:name="Rectangle: Rounded Corners 56">
          <svg:title/>
          <svg:desc/>
          <text:p text:style-name="a493" text:class-names="" text:cond-style-name=""><text:span text:style-name="a491" text:class-names="">Dataframe<text:line-break/>(Pandas)</text:span><text:span text:style-name="a4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6.77161in" svg:y1="2.56689in" draw:start-shape="id86" draw:start-glue-point="2" svg:x2="9.36852in" svg:y2="6.69933in" draw:end-shape="id95" draw:end-glue-point="3" draw:id="id96" draw:style-name="a496" draw:name="Straight Arrow Connector 57">
          <svg:title/>
          <svg:desc/>
        </draw:connector>
        <draw:connector draw:type="line" svg:x1="2.43038in" svg:y1="6.69933in" draw:start-shape="id83" draw:start-glue-point="1" svg:x2="9.36852in" svg:y2="6.69933in" draw:end-shape="id95" draw:end-glue-point="3" draw:id="id97" draw:style-name="a498" draw:name="Straight Arrow Connector 60">
          <svg:title/>
          <svg:desc/>
        </draw:connector>
        <draw:frame draw:id="id98" draw:style-name="a502" draw:name="TextBox 63" svg:x="8.27443in" svg:y="6.36274in" svg:width="0.79162in" svg:height="0.33659in">
          <draw:text-box>
            <text:p text:style-name="a501" text:class-names="" text:cond-style-name=""><text:span text:style-name="a499" text:class-names="">concat</text:span><text:span text:style-name="a5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54" svg:viewBox="0 0 20 30" svg:d="m10 0-10 30h20z"/>
    <draw:marker draw:name="a495" svg:viewBox="0 0 20 30" svg:d="m10 0-10 30h20z"/>
    <draw:marker draw:name="a444" svg:viewBox="0 0 20 30" svg:d="m10 0-10 30h20z"/>
    <draw:marker draw:name="a497" svg:viewBox="0 0 20 30" svg:d="m10 0-10 30h20z"/>
    <draw:marker draw:name="a485" svg:viewBox="0 0 20 30" svg:d="m10 0-10 30h20z"/>
    <draw:marker draw:name="a433" svg:viewBox="0 0 20 30" svg:d="m10 0-10 30h20z"/>
    <draw:marker draw:name="a396" svg:viewBox="0 0 20 30" svg:d="m10 0-10 30h20z"/>
    <draw:marker draw:name="a475" svg:viewBox="0 0 20 30" svg:d="m10 0-10 30h20z"/>
    <draw:marker draw:name="a422" svg:viewBox="0 0 20 30" svg:d="m10 0-10 30h20z"/>
    <draw:marker draw:name="a46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kus Koppensteiner</meta:initial-creator>
    <dc:creator>Markus Koppensteiner</dc:creator>
    <meta:creation-date>2024-06-19T17:32:31Z</meta:creation-date>
    <dc:date>2024-06-19T17:50:35Z</dc:date>
    <meta:editing-cycles>1</meta:editing-cycles>
    <meta:editing-duration>PT0S</meta:editing-duration>
    <meta:document-statistic meta:paragraph-count="24" meta:word-count="61"/>
  </office:meta>
</office:document-meta>
</file>